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/>
    <style:font-face style:name="Segoe UI1" svg:font-family="'Segoe UI'" style:font-family-generic="roman" style:font-pitch="variable"/>
    <style:font-face style:name="Segoe UI2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Wingdings" svg:font-family="Wingdings" style:font-charset="x-symbol"/>
  </office:font-face-decls>
  <office:automatic-styles>
    <style:style style:name="P1" style:family="paragraph" style:parent-style-name="List_20_Paragraph" style:list-style-name="WWNum3">
      <style:paragraph-properties fo:margin-top="0in" fo:margin-bottom="0in" style:contextual-spacing="true" fo:text-align="justify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line-height="115%" fo:text-align="center" style:justify-single-word="false"/>
    </style:style>
    <style:style style:name="P3" style:family="paragraph" style:parent-style-name="Standard">
      <style:paragraph-properties fo:line-height="115%" fo:text-align="end" style:justify-single-word="false"/>
    </style:style>
    <style:style style:name="P4" style:family="paragraph" style:parent-style-name="Standard">
      <style:paragraph-properties fo:line-height="115%" fo:text-align="end" style:justify-single-word="false"/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line-height="115%"/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6" style:family="paragraph" style:parent-style-name="Standard" style:list-style-name="L2">
      <style:paragraph-properties fo:line-height="115%"/>
      <style:text-properties style:font-name="Times New Roman" fo:font-size="14pt" fo:language="ru" fo:country="RU" officeooo:paragraph-rsid="00103ce0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top="0in" fo:margin-bottom="0.139in" style:contextual-spacing="false" fo:text-align="justify" style:justify-single-word="false"/>
    </style:style>
    <style:style style:name="P8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fo:color="#000000" loext:opacity="100%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loext:opacity="100%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top="0in" fo:margin-bottom="0.139in" style:contextual-spacing="false" fo:text-align="center" style:justify-single-word="false"/>
    </style:style>
    <style:style style:name="P11" style:family="paragraph" style:parent-style-name="Standard">
      <style:paragraph-properties fo:line-height="115%" fo:text-align="end" style:justify-single-word="false"/>
      <style:text-properties officeooo:rsid="00103ce0" officeooo:paragraph-rsid="00103ce0"/>
    </style:style>
    <style:style style:name="P12" style:family="paragraph" style:parent-style-name="Standard" style:list-style-name="L1">
      <style:paragraph-properties fo:margin-top="0in" fo:margin-bottom="0.139in" style:contextual-spacing="false" fo:text-align="justify" style:justify-single-word="false"/>
      <style:text-properties style:font-name="Times new roman" fo:font-size="14pt" officeooo:rsid="00103ce0" officeooo:paragraph-rsid="00103ce0" style:font-size-asian="14pt" style:font-size-complex="14pt"/>
    </style:style>
    <style:style style:name="P13" style:family="paragraph" style:parent-style-name="Standard" style:list-style-name="L4">
      <style:paragraph-properties fo:margin-top="0in" fo:margin-bottom="0.139in" style:contextual-spacing="false" fo:text-align="start" style:justify-single-word="false"/>
      <style:text-properties style:font-name="Times new roman" fo:font-size="14pt" style:font-size-asian="14pt" style:font-size-complex="14pt"/>
    </style:style>
    <style:style style:name="P14" style:family="paragraph" style:parent-style-name="Standard" style:list-style-name="L4">
      <style:paragraph-properties fo:margin-top="0in" fo:margin-bottom="0.139in" style:contextual-spacing="false" fo:text-align="start" style:justify-single-word="false"/>
      <style:text-properties style:font-name="Times new roman" fo:font-size="14pt" officeooo:rsid="0010fe8c" officeooo:paragraph-rsid="0010fe8c" style:font-size-asian="14pt" style:font-size-complex="14pt"/>
    </style:style>
    <style:style style:name="P15" style:family="paragraph" style:parent-style-name="Standard">
      <style:paragraph-properties fo:margin-top="0in" fo:margin-bottom="0.139in" style:contextual-spacing="false" fo:text-align="start" style:justify-single-word="false"/>
      <style:text-properties style:font-name="Times new roman" fo:font-size="14pt" officeooo:rsid="0010fe8c" officeooo:paragraph-rsid="0010fe8c" style:font-size-asian="14pt" style:font-size-complex="14pt"/>
    </style:style>
    <style:style style:name="P16" style:family="paragraph" style:parent-style-name="Standard" style:list-style-name="L4">
      <style:paragraph-properties fo:margin-top="0in" fo:margin-bottom="0.139in" style:contextual-spacing="false" fo:text-align="start" style:justify-single-word="false"/>
      <style:text-properties style:font-name="Times new roman" fo:font-size="14pt" officeooo:rsid="0012ec13" officeooo:paragraph-rsid="0012ec13" style:font-size-asian="14pt" style:font-size-complex="14pt"/>
    </style:style>
    <style:style style:name="P17" style:family="paragraph" style:parent-style-name="Standard">
      <style:paragraph-properties fo:margin-top="0in" fo:margin-bottom="0.139in" style:contextual-spacing="false" fo:text-align="start" style:justify-single-word="false"/>
      <style:text-properties style:font-name="Times new roman" fo:font-size="14pt" officeooo:rsid="0012ec13" officeooo:paragraph-rsid="0012ec13" style:font-size-asian="14pt" style:font-size-complex="14pt"/>
    </style:style>
    <style:style style:name="P18" style:family="paragraph" style:parent-style-name="Text_20_body" style:list-style-name="L4">
      <style:paragraph-properties fo:margin-top="0in" fo:margin-bottom="0.139in" style:contextual-spacing="false" fo:text-align="start" style:justify-single-word="false"/>
      <style:text-properties style:font-name="Times new roman" fo:font-size="14pt" style:font-size-asian="14pt" style:font-size-complex="14pt"/>
    </style:style>
    <style:style style:name="P19" style:family="paragraph" style:parent-style-name="Text_20_body" style:list-style-name="L4">
      <style:paragraph-properties fo:margin-top="0in" fo:margin-bottom="0.139in" style:contextual-spacing="false" fo:text-align="start" style:justify-single-word="false"/>
      <style:text-properties style:font-name="Times new roman" fo:font-size="14pt" officeooo:rsid="0010fe8c" officeooo:paragraph-rsid="0010fe8c" style:font-size-asian="14pt" style:font-size-complex="14pt"/>
    </style:style>
    <style:style style:name="P20" style:family="paragraph" style:parent-style-name="Text_20_body" style:list-style-name="L4">
      <style:paragraph-properties fo:margin-top="0in" fo:margin-bottom="0.139in" style:contextual-spacing="false" fo:text-align="start" style:justify-single-word="false"/>
      <style:text-properties style:font-name="Times new roman" fo:font-size="14pt" officeooo:rsid="0012ec13" officeooo:paragraph-rsid="0012ec13" style:font-size-asian="14pt" style:font-size-complex="14pt"/>
    </style:style>
    <style:style style:name="T1" style:family="text">
      <style:text-properties style:font-name="Times New Roman" fo:font-size="20pt" fo:language="ru" fo:country="RU" style:font-name-asian="Times New Roman1" style:font-size-asian="20pt" style:font-name-complex="Times New Roman1" style:font-size-complex="20pt"/>
    </style:style>
    <style:style style:name="T2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28pt" fo:language="ru" fo:country="RU" fo:font-weight="bold" style:font-name-asian="Times New Roman1" style:font-size-asian="28pt" style:font-weight-asian="bold" style:font-name-complex="Times New Roman1" style:font-size-complex="28pt" style:font-weight-complex="bold"/>
    </style:style>
    <style:style style:name="T5" style:family="text">
      <style:text-properties style:font-name="Times New Roman" fo:font-size="22pt" fo:language="ru" fo:country="RU" style:font-name-asian="Times New Roman1" style:font-size-asian="22pt" style:font-name-complex="Times New Roman1" style:font-size-complex="22pt"/>
    </style:style>
    <style:style style:name="T6" style:family="text">
      <style:text-properties style:font-name="Times New Roman" fo:font-size="16pt" fo:language="ru" fo:country="RU" style:font-name-asian="Times New Roman1" style:font-size-asian="16pt" style:font-name-complex="Times New Roman1" style:font-size-complex="16pt"/>
    </style:style>
    <style:style style:name="T7" style:family="text">
      <style:text-properties style:font-name="Times New Roman" fo:font-size="16pt" fo:language="ru" fo:country="RU" officeooo:rsid="00103ce0" style:font-name-asian="Times New Roman1" style:font-size-asian="16pt" style:font-name-complex="Times New Roman1" style:font-size-complex="16pt"/>
    </style:style>
    <style:style style:name="T8" style:family="text">
      <style:text-properties fo:color="#000000" loext:opacity="100%" style:font-name="Segoe UI1" fo:font-size="14pt" fo:language="ru" fo:country="RU" fo:font-weight="bold" style:font-name-asian="Segoe UI2" style:font-size-asian="14pt" style:font-weight-asian="bold" style:font-name-complex="Segoe UI2" style:font-size-complex="14pt" style:font-weight-complex="bold"/>
    </style:style>
    <style:style style:name="T9" style:family="text">
      <style:text-properties fo:color="#000000" loext:opacity="100%" style:font-name="Segoe UI1" fo:font-size="14pt" fo:font-weight="bold" style:font-name-asian="Segoe UI2" style:font-size-asian="14pt" style:font-weight-asian="bold" style:font-name-complex="Segoe UI2" style:font-size-complex="14pt" style:font-weight-complex="bold"/>
    </style:style>
    <style:style style:name="T10" style:family="text">
      <style:text-properties fo:color="#000000" loext:opacity="100%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1" style:family="text">
      <style:text-properties fo:color="#000000" loext:opacity="100%"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style:font-name="Segoe UI" fo:font-size="16pt" fo:font-weight="bold" style:font-size-asian="16pt" style:font-weight-asian="bold" style:font-size-complex="16pt" style:font-weight-complex="bold"/>
    </style:style>
    <style:style style:name="T15" style:family="text">
      <style:text-properties style:font-name="Segoe UI"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1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Белорусский государственный университет информатики и радиоэлектроники</text:span></text:p>
      <text:p text:style-name="P2"><text:span text:style-name="T2"><text:s/></text:span></text:p>
      <text:p text:style-name="P2"><text:span text:style-name="T3"><text:s/></text:span></text:p>
      <text:p text:style-name="P2"><text:span text:style-name="T3"><text:s/></text:span></text:p>
      <text:p text:style-name="P2"><text:span text:style-name="T3"><text:s/></text:span></text:p>
      <text:p text:style-name="P2"><text:span text:style-name="T3"><text:s/></text:span></text:p>
      <text:p text:style-name="P2"><text:span text:style-name="T3"><text:s/></text:span></text:p>
      <text:p text:style-name="P2"><text:span text:style-name="T3"><text:s/></text:span></text:p>
      <text:p text:style-name="P2"><text:span text:style-name="T3"><text:s/></text:span></text:p>
      <text:p text:style-name="P2"><text:span text:style-name="T3"><text:s/></text:span></text:p>
      <text:p text:style-name="P2"><text:span text:style-name="T3"><text:s text:c="2"/></text:span></text:p>
      <text:p text:style-name="P2"><text:span text:style-name="T4">Лабораторная работа №1</text:span></text:p>
      <text:p text:style-name="P2"><text:span text:style-name="T5">«Множества. Операции над множествами»</text:span></text:p>
      <text:p text:style-name="P2"><text:span text:style-name="T3"><text:s/></text:span></text:p>
      <text:p text:style-name="P2"><text:span text:style-name="T3"><text:s/></text:span></text:p>
      <text:p text:style-name="P2"><text:span text:style-name="T3"><text:s/></text:span></text:p>
      <text:p text:style-name="P2"><text:span text:style-name="T3"><text:s/></text:span></text:p>
      <text:p text:style-name="P2"><text:span text:style-name="T3"><text:s/></text:span><text:span text:style-name="T2"><text:s/></text:span></text:p>
      <text:p text:style-name="P3"><text:span text:style-name="T2"><text:s/></text:span></text:p>
      <text:p text:style-name="P4"/>
      <text:p text:style-name="P4"/>
      <text:p text:style-name="P3"><text:span text:style-name="T2"><text:s/></text:span></text:p>
      <text:p text:style-name="P3"><text:span text:style-name="T6">Подготовил: </text:span></text:p>
      <text:p text:style-name="P11"><text:span text:style-name="T6">Захаренков И. Д.</text:span></text:p>
      <text:p text:style-name="P3"><text:span text:style-name="T6">Гр.</text:span><text:span text:style-name="T7">4</text:span><text:span text:style-name="T6">21702</text:span></text:p>
      <text:p text:style-name="P7"><text:span text:style-name="T8"/></text:p>
      <text:p text:style-name="P7"><text:soft-page-break/><text:span text:style-name="T8">Постановка задачи:</text:span></text:p>
      <text:p text:style-name="P7"><text:span text:style-name="T11">Цель</text:span><text:span text:style-name="T10">: Разработать алгоритм и реализовать программу для выполнения базовых операций над множествами.</text:span></text:p>
      <text:p text:style-name="P5"><text:span text:style-name="T12">Задачи</text:span>:</text:p>
      <text:list xml:id="list2830257670" text:style-name="L2">
        <text:list-item>
          <text:p text:style-name="P6">Разработать алгоритм для ввода двух множеств.</text:p>
        </text:list-item>
        <text:list-item>
          <text:p text:style-name="P6">Реализовать операции объединения, пересечения, разности, симметрической разности и дополнения множеств.</text:p>
        </text:list-item>
        <text:list-item>
          <text:p text:style-name="P6">Вывести результаты всех операций.</text:p>
        </text:list-item>
      </text:list>
      <text:p text:style-name="P7"><text:span text:style-name="T8"/></text:p>
      <text:p text:style-name="P7"><text:span text:style-name="T8">Уточнение постановки задачи:</text:span></text:p>
      <text:list xml:id="list2187436356" text:style-name="L1">
        <text:list-item>
          <text:p text:style-name="P12">Элементами множеств являются натуральные числа от 1 до 100.</text:p>
        </text:list-item>
        <text:list-item>
          <text:p text:style-name="P12">Мощность каждого множества задается пользователем и не превышает 10 элементов.</text:p>
        </text:list-item>
        <text:list-item>
          <text:p text:style-name="P12">Элементы множеств вводятся пользователем.</text:p>
        </text:list-item>
        <text:list-item>
          <text:p text:style-name="P12">Универсальное множество U содержит все натуральные числа от 1 до 100.</text:p>
        </text:list-item>
        <text:list-item>
          <text:p text:style-name="P12">Множества могут быть заданы перечислением или с помощью формулы (в данной реализации используется только ввод пользователя).</text:p>
        </text:list-item>
      </text:list>
      <text:p text:style-name="P8"/>
      <text:p text:style-name="P7"><text:span text:style-name="T9">Определения:</text:span></text:p>
      <text:list xml:id="list2906877415" text:style-name="WWNum3">
        <text:list-item>
          <text:p text:style-name="P1">Множество - совокупность различных объектов, рассматриваемых как единое целое.</text:p>
        </text:list-item>
        <text:list-item>
          <text:p text:style-name="P1">Мощность множества - количество элементов в множестве.</text:p>
        </text:list-item>
        <text:list-item>
          <text:p text:style-name="P1">Объединение множеств A и B (A ∪ B) - множество, содержащее все элементы, принадлежащие хотя бы одному из множеств A или B.</text:p>
        </text:list-item>
        <text:list-item>
          <text:p text:style-name="P1">Пересечение множеств A и B (A ∩ B) - множество, содержащее элементы, принадлежащие одновременно обоим множествам A и B.</text:p>
        </text:list-item>
        <text:list-item>
          <text:p text:style-name="P1">Разность множеств A и B (A \ B) - множество, содержащее элементы множества A, не принадлежащие множеству B.</text:p>
        </text:list-item>
        <text:list-item>
          <text:p text:style-name="P1"><text:soft-page-break/>Симметрическая разность множеств A и B (A Δ B) - множество элементов, принадлежащих либо A, либо B, но не обоим множествам одновременно.</text:p>
        </text:list-item>
        <text:list-item>
          <text:p text:style-name="P1">Дополнение множества A (A') - множество всех элементов универсального множества U, не принадлежащих A.</text:p>
        </text:list-item>
      </text:list>
      <text:p text:style-name="P9"/>
      <text:p text:style-name="P10"><text:span text:style-name="T9">Алгоритм по решению задачи:</text:span></text:p>
      <text:list xml:id="list1829881291" text:style-name="L4">
        <text:list-item>
          <text:p text:style-name="P13">Создаем универсальное множество Un мощностью 100;</text:p>
        </text:list-item>
        <text:list-item>
          <text:p text:style-name="P18">Заполняем универсальное множество Un всеми элементами от 1 до 100;</text:p>
        </text:list-item>
        <text:list-item>
          <text:p text:style-name="P18">Просим пользователя ввести мощность множества А (от 1 до 10);</text:p>
        </text:list-item>
        <text:list-item>
          <text:p text:style-name="P18">Просим пользователя ввести мощность множества В (от 1 до 10);</text:p>
        </text:list-item>
        <text:list-item>
          <text:p text:style-name="P18">Спрашиваем у пользователя, как задать множества: вручную или автоматически;</text:p>
          <text:list>
            <text:list-item>
              <text:p text:style-name="P19">Если пользователь выбрал задать множество вручную, то перейдем к пункту 6;</text:p>
            </text:list-item>
            <text:list-item>
              <text:p text:style-name="P14">Если пользователь выбрал задать множество автоматически, то перейдем к пункту 8;</text:p>
            </text:list-item>
          </text:list>
        </text:list-item>
        <text:list-item>
          <text:p text:style-name="P20">Просим пользователя ввести значения множества A;</text:p>
        </text:list-item>
        <text:list-item>
          <text:p text:style-name="P20">Просим пользователя ввести значения множества B;</text:p>
        </text:list-item>
        <text:list-item>
          <text:p text:style-name="P20">Если выбрано автоматическое заполнение, заполняем множества А и В случайными числами от 1 до 100;</text:p>
        </text:list-item>
        <text:list-item>
          <text:p text:style-name="P20">Находим объединение множеств:</text:p>
          <text:list>
            <text:list-item>
              <text:p text:style-name="P20">Создаем пустое множество M;</text:p>
            </text:list-item>
            <text:list-item>
              <text:p text:style-name="P20">Записываем все элементы множества A во множество M;</text:p>
            </text:list-item>
            <text:list-item>
              <text:p text:style-name="P16">Для каждого элемента множества B:</text:p>
              <text:list>
                <text:list-item>
                  <text:p text:style-name="P16">Если элемент отсутствует в M, добавляем его в M;</text:p>
                </text:list-item>
              </text:list>
            </text:list-item>
            <text:list-item>
              <text:p text:style-name="P16">Выводим на экран все значения множества М;</text:p>
            </text:list-item>
          </text:list>
        </text:list-item>
        <text:list-item>
          <text:p text:style-name="P16"><text:s/>Находим пересечение множеств:</text:p>
          <text:list>
            <text:list-item>
              <text:p text:style-name="P16"><text:soft-page-break/>Создаем пустое множество Р;</text:p>
            </text:list-item>
            <text:list-item>
              <text:p text:style-name="P16">Для каждого элемента множества A:</text:p>
              <text:list>
                <text:list-item>
                  <text:p text:style-name="P16">Если элемент присутствует в B, добавляем его в P;</text:p>
                </text:list-item>
              </text:list>
            </text:list-item>
            <text:list-item>
              <text:p text:style-name="P16">Выводим на экран значения множества Р;</text:p>
            </text:list-item>
          </text:list>
        </text:list-item>
        <text:list-item>
          <text:p text:style-name="P20"><text:s/>Находим разность множеств: </text:p>
          <text:list>
            <text:list-item>
              <text:p text:style-name="P16">Находим разность множеств В\А:</text:p>
              <text:list>
                <text:list-item>
                  <text:p text:style-name="P16">Создаем пустое множество R1;</text:p>
                </text:list-item>
                <text:list-item>
                  <text:p text:style-name="P16">Для каждого элемента множества B:</text:p>
                  <text:list>
                    <text:list-item>
                      <text:p text:style-name="P16">Если элемент отсутствует в A, добавляем его в R1;</text:p>
                    </text:list-item>
                  </text:list>
                </text:list-item>
                <text:list-item>
                  <text:p text:style-name="P16">Выводим на экран множество R1;</text:p>
                </text:list-item>
              </text:list>
            </text:list-item>
            <text:list-item>
              <text:p text:style-name="P16">Находим разность множеств А\В:</text:p>
              <text:list>
                <text:list-item>
                  <text:p text:style-name="P16">Создаем пустое множество R2;</text:p>
                </text:list-item>
                <text:list-item>
                  <text:p text:style-name="P16">Для каждого элемента множества A:</text:p>
                  <text:list>
                    <text:list-item>
                      <text:p text:style-name="P16">Если элемент отсутствует в B, добавляем его в R2;</text:p>
                    </text:list-item>
                  </text:list>
                </text:list-item>
                <text:list-item>
                  <text:p text:style-name="P16">Выводим на экран множество R2;</text:p>
                </text:list-item>
              </text:list>
            </text:list-item>
          </text:list>
        </text:list-item>
        <text:list-item>
          <text:p text:style-name="P16"><text:s/>Находим симметрическую разность множеств А и В:</text:p>
          <text:list>
            <text:list-item>
              <text:p text:style-name="P20">Создаем пустое множество S_R;</text:p>
            </text:list-item>
            <text:list-item>
              <text:p text:style-name="P16">Для каждого элемента множества A:</text:p>
              <text:list>
                <text:list-item>
                  <text:p text:style-name="P16">Если элемент отсутствует в B, добавляем его в S_R;</text:p>
                </text:list-item>
              </text:list>
            </text:list-item>
            <text:list-item>
              <text:p text:style-name="P16">Для каждого элемента множества B:</text:p>
              <text:list>
                <text:list-item>
                  <text:p text:style-name="P20">Если элемент отсутствует в A, добавляем его в S_R;</text:p>
                </text:list-item>
              </text:list>
            </text:list-item>
            <text:list-item>
              <text:p text:style-name="P16">Выводим на экран значения множества S_R;</text:p>
            </text:list-item>
          </text:list>
        </text:list-item>
        <text:list-item>
          <text:p text:style-name="P16"><text:s/>Находим дополнение множеств:</text:p>
          <text:list>
            <text:list-item>
              <text:p text:style-name="P16">Дополнение множества A:</text:p>
              <text:list>
                <text:list-item>
                  <text:p text:style-name="P16">Создаем пустое множество A_complement;</text:p>
                </text:list-item>
                <text:list-item>
                  <text:p text:style-name="P16"><text:soft-page-break/>Для каждого элемента из Un:</text:p>
                  <text:list>
                    <text:list-item>
                      <text:p text:style-name="P16">Если элемент отсутствует в A, добавляем его в A_complement;</text:p>
                    </text:list-item>
                  </text:list>
                </text:list-item>
                <text:list-item>
                  <text:p text:style-name="P16">Выводим на экран множество A_complement;</text:p>
                </text:list-item>
              </text:list>
            </text:list-item>
            <text:list-item>
              <text:p text:style-name="P16">Дополнение множества B:</text:p>
              <text:list>
                <text:list-item>
                  <text:p text:style-name="P16">Создаем пустое множество B_complement;</text:p>
                </text:list-item>
                <text:list-item>
                  <text:p text:style-name="P16">Для каждого элемента из Un:</text:p>
                  <text:list>
                    <text:list-item>
                      <text:p text:style-name="P16">Если элемент отсутствует в B, добавляем его в B_complement;</text:p>
                    </text:list-item>
                  </text:list>
                </text:list-item>
                <text:list-item>
                  <text:p text:style-name="P16">Выводим на экран множество B_complement;</text:p>
                </text:list-item>
              </text:list>
            </text:list-item>
          </text:list>
        </text:list-item>
      </text:list>
      <text:p text:style-name="P17"/>
      <text:p text:style-name="P17"><text:span text:style-name="T15">Вывод:</text:span><text:line-break/>В ходе выполнения лабораторной работы был разработан алгоритм для выполнения базовых операций над множествами. Алгоритм позволяет пользователю вводить два множества и выполняет над ними операции объединения, пересечения, разности, симметрической разности и дополнения. Реализация данного алгоритма на языке программирования позволит эффективно работать с множествами и выполнять различные теоретико-множественные операции.</text:p>
      <text:p text:style-name="P15"><text:tab/></text:p>
      <text:p text:style-name="P15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/>
    <style:font-face style:name="Segoe UI1" svg:font-family="'Segoe UI'" style:font-family-generic="roman" style:font-pitch="variable"/>
    <style:font-face style:name="Segoe UI2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Машкович Слава</meta:initial-creator>
    <meta:editing-cycles>3</meta:editing-cycles>
    <meta:print-date>2023-11-15T06:13:00</meta:print-date>
    <meta:creation-date>2023-11-15T06:14:00</meta:creation-date>
    <dc:date>2024-10-12T12:17:35.005174375</dc:date>
    <meta:editing-duration>PT5M8S</meta:editing-duration>
    <meta:generator>LibreOffice/7.3.7.2$Linux_X86_64 LibreOffice_project/30$Build-2</meta:generator>
    <meta:document-statistic meta:table-count="0" meta:image-count="0" meta:object-count="0" meta:page-count="5" meta:paragraph-count="97" meta:word-count="650" meta:character-count="4476" meta:non-whitespace-character-count="3942"/>
    <meta:user-defined meta:name="AppVersion">16.0000</meta:user-defined>
    <meta:template xlink:type="simple" xlink:actuate="onRequest" xlink:title="Normal.dotm" xlink:href=""/>
  </office:meta>
</office:document-meta>
</file>